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58cm"/>
    </style:style>
    <style:style style:name="co2" style:family="table-column">
      <style:table-column-properties fo:break-before="auto" style:column-width="11.042cm"/>
    </style:style>
    <style:style style:name="co3" style:family="table-column">
      <style:table-column-properties fo:break-before="auto" style:column-width="3.2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0000ff" style:text-align-source="fix" style:repeat-content="false" fo:border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" style:family="table-cell" style:parent-style-name="Default">
      <style:table-cell-properties fo:background-color="#cd5c5c" style:text-align-source="fix" style:repeat-content="false" fo:border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69b4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ackground-color="#ff69b4" style:text-align-source="fix" style:repeat-content="false" fo:wrap-option="wrap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12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</style:style>
    <style:style style:name="ce14" style:family="table-cell" style:parent-style-name="Default">
      <style:table-cell-properties fo:background-color="#cd5c5c" style:text-align-source="fix" style:repeat-content="false" fo:wrap-option="wrap" fo:border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start" fo:margin-left="0cm"/>
    </style:style>
    <style:style style:name="ce16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17" style:family="table-cell" style:parent-style-name="Default" style:data-style-name="N41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0"/>
        <table:table-column table:style-name="co2" table:default-cell-style-name="ce18"/>
        <table:table-column table:style-name="co3" table:default-cell-style-name="ce19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MT_PESSOA</text:p>
          </table:table-cell>
          <table:covered-table-cell table:style-name="ce11"/>
          <table:table-cell table:number-columns-repeated="1022"/>
        </table:table-row>
        <table:table-row table:style-name="ro1">
          <table:table-cell table:style-name="ce2" office:value-type="string" calcext:value-type="string">
            <text:p>CD_PESSOA (PK)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Paciente 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p1@uem.b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4 - (1) Administrador, (2) Secretária, (3) Médico, (4) Paciente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2" office:value-type="string" calcext:value-type="string">
            <text:p>CD_PESSOA (PK)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Paciente 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p2@uem.b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4 - (1) Administrador, (2) Secretária, (3) Médico, (4) Paciente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2" office:value-type="string" calcext:value-type="string">
            <text:p>CD_PESSOA (PK)</text:p>
          </table:table-cell>
          <table:table-cell table:style-name="ce12" office:value-type="string" calcext:value-type="string">
            <text:p>3 - (1) Administrador, (2) Secretária, (3) Médico, (4) Pacient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Paciente 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p3@uem.b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4 - (1) Administrador, (2) Secretária, (3) Médico, (4) Paciente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2" office:value-type="string" calcext:value-type="string">
            <text:p>CD_PESSOA (PK)</text:p>
          </table:table-cell>
          <table:table-cell table:style-name="ce12" office:value-type="string" calcext:value-type="string">
            <text:p>4 - (1) Administrador, (2) Secretária, (3) Médico, (4) Pacient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Paciente 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p4@uem.b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4 - (1) Administrador, (2) Secretária, (3) Médico, (4) Paciente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2" office:value-type="string" calcext:value-type="string">
            <text:p>CD_PESSOA (PK)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Paciente 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p5@uem.b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4 - (1) Administrador, (2) Secretária, (3) Médico, (4) Paciente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2" office:value-type="string" calcext:value-type="string">
            <text:p>CD_PESSOA (PK)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Paciente 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p6@uem.b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4 - (1) Administrador, (2) Secretária, (3) Médico, (4) Paciente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2" office:value-type="string" calcext:value-type="string">
            <text:p>CD_PESSOA (PK)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Paciente 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<text:a xlink:href="mailto:p7@uem.br" xlink:type="simple">p7@uem.br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4 - (1) Administrador, (2) Secretária, (3) Médico, (4) Paciente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5" office:value-type="string" calcext:value-type="string">
            <text:p>CD_PESSOA (PK)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Manoel da Silv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msilva@uem.b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3 - (1) Administrador, (2) Secretária, (3) Médico, (4) Paciente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6" office:value-type="string" calcext:value-type="string">
            <text:p>CD_PESSOA (PK)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_CPF</text:p>
          </table:table-cell>
          <table:table-cell table:style-name="ce11" office:value-type="string" calcext:value-type="string">
            <text:p>123.456.789-1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M_PESSOA</text:p>
          </table:table-cell>
          <table:table-cell table:style-name="ce11" office:value-type="string" calcext:value-type="string">
            <text:p>Roberto da Silv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_FONE</text:p>
          </table:table-cell>
          <table:table-cell table:style-name="ce11" office:value-type="string" calcext:value-type="string">
            <text:p>12-3-4567-89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EMAIL</text:p>
          </table:table-cell>
          <table:table-cell table:style-name="ce11" office:value-type="string" calcext:value-type="string">
            <text:p>rsilva@uem.b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Inativo, (1) Ativo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PERFIL</text:p>
          </table:table-cell>
          <table:table-cell table:style-name="ce11" office:value-type="string" calcext:value-type="string">
            <text:p>3 - (1) Administrador, (2) Secretária, (3) Médico, (4) Paciente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7" office:value-type="string" calcext:value-type="string" table:number-columns-spanned="2" table:number-rows-spanned="1">
            <text:p>SMT_PESSOA_MEDICO</text:p>
          </table:table-cell>
          <table:covered-table-cell table:style-name="ce11"/>
          <table:table-cell table:number-columns-repeated="1022"/>
        </table:table-row>
        <table:table-row table:style-name="ro1">
          <table:table-cell table:style-name="ce5" office:value-type="string" calcext:value-type="string">
            <text:p>CD_PESSOA_MEDICO (PK)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D_PESSOA (PK)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U_CRM</text:p>
          </table:table-cell>
          <table:table-cell table:style-name="ce11" office:value-type="float" office:value="12345678" calcext:value-type="float">
            <text:p>12345678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6" office:value-type="string" calcext:value-type="string">
            <text:p>CD_PESSOA_MEDICO (PK)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D_PESSOA (PK)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_CRM</text:p>
          </table:table-cell>
          <table:table-cell table:style-name="ce11" office:value-type="float" office:value="87654321" calcext:value-type="float">
            <text:p>87654321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7" office:value-type="string" calcext:value-type="string" table:number-columns-spanned="2" table:number-rows-spanned="1">
            <text:p>SMT_ATENDIMENTO</text:p>
          </table:table-cell>
          <table:covered-table-cell table:style-name="ce11"/>
          <table:table-cell table:number-columns-repeated="1022"/>
        </table:table-row>
        <table:table-row table:style-name="ro1">
          <table:table-cell table:style-name="ce8" office:value-type="string" calcext:value-type="string">
            <text:p>CD_ATENDIMENTO (PK)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D_PESSOA (PK)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D_AGENDAMENTO_STATUS</text:p>
          </table:table-cell>
          <table:table-cell table:style-name="ce11" office:value-type="string" calcext:value-type="string">
            <text:p>1 - (1) Agendado, (2) Atendido, (3) Cancelado-SESMT, (4) Cancelado-Pacien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AGENDAMENTO_TIPO</text:p>
          </table:table-cell>
          <table:table-cell table:style-name="ce11" office:value-type="string" calcext:value-type="string">
            <text:p>1 - (1) Interno, (2) Extern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ATENDIMENTO_TIPO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HORARIO_MEDICO (FK)</text:p>
          </table:table-cell>
          <table:table-cell table:style-name="ce14" office:value-type="string" calcext:value-type="string">
            <text:p>2023102300509000930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8" office:value-type="string" calcext:value-type="string">
            <text:p>CD_ATENDIMENTO (PK)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D_PESSOA (PK)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CD_AGENDAMENTO_STATUS</text:p>
          </table:table-cell>
          <table:table-cell table:style-name="ce11" office:value-type="string" calcext:value-type="string">
            <text:p>1 - (1) Agendado, (2) Atendido, (3) Cancelado-SESMT, (4) Cancelado-Pacien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AGENDAMENTO_TIPO</text:p>
          </table:table-cell>
          <table:table-cell table:style-name="ce11" office:value-type="string" calcext:value-type="string">
            <text:p>1 - (1) Interno, (2) Extern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ATENDIMENTO_TIPO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300510001030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8" office:value-type="string" calcext:value-type="string">
            <text:p>CD_ATENDIMENTO (PK)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D_PESSOA (PK)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CD_AGENDAMENTO_STATUS</text:p>
          </table:table-cell>
          <table:table-cell table:style-name="ce11" office:value-type="string" calcext:value-type="string">
            <text:p>1 - (1) Agendado, (2) Atendido, (3) Cancelado-SESMT, (4) Cancelado-Pacient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AGENDAMENTO_TIPO</text:p>
          </table:table-cell>
          <table:table-cell table:style-name="ce11" office:value-type="string" calcext:value-type="string">
            <text:p>1 - (1) Interno, (2) Extern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ATENDIMENTO_TIPO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500510001030 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8" office:value-type="string" calcext:value-type="string">
            <text:p>CD_ATENDIMENTO (PK)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D_PESSOA (PK)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CD_AGENDAMENTO_STATUS</text:p>
          </table:table-cell>
          <table:table-cell table:style-name="ce11" office:value-type="string" calcext:value-type="string">
            <text:p>1 - (1) Agendado, (2) Atendido, (3) Cancelado-SESMT, (4) Cancelado-Pacient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AGENDAMENTO_TIPO</text:p>
          </table:table-cell>
          <table:table-cell table:style-name="ce11" office:value-type="string" calcext:value-type="string">
            <text:p>1 - (1) Interno, (2) Extern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ATENDIMENTO_TIPO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500513001330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8" office:value-type="string" calcext:value-type="string">
            <text:p>CD_ATENDIMENTO (PK)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D_PESSOA (PK)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CD_AGENDAMENTO_STATUS</text:p>
          </table:table-cell>
          <table:table-cell table:style-name="ce11" office:value-type="string" calcext:value-type="string">
            <text:p>1 - (1) Agendado, (2) Atendido, (3) Cancelado-SESMT, (4) Cancelado-Pacient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AGENDAMENTO_TIPO</text:p>
          </table:table-cell>
          <table:table-cell table:style-name="ce11" office:value-type="string" calcext:value-type="string">
            <text:p>1 - (1) Interno, (2) Extern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ATENDIMENTO_TIPO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700609000930 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8" office:value-type="string" calcext:value-type="string">
            <text:p>CD_ATENDIMENTO (PK)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D_PESSOA (PK)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CD_AGENDAMENTO_STATUS</text:p>
          </table:table-cell>
          <table:table-cell table:style-name="ce11" office:value-type="string" calcext:value-type="string">
            <text:p>1 - (1) Agendado, (2) Atendido, (3) Cancelado-SESMT, (4) Cancelado-Pacient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AGENDAMENTO_TIPO</text:p>
          </table:table-cell>
          <table:table-cell table:style-name="ce11" office:value-type="string" calcext:value-type="string">
            <text:p>1 - (1) Interno, (2) Extern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ATENDIMENTO_TIPO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9" office:value-type="string" calcext:value-type="string">
            <text:p>CD_AGENDA_HORARIO_MEDICO (PK)</text:p>
          </table:table-cell>
          <table:table-cell table:style-name="ce9" office:value-type="string" calcext:value-type="string">
            <text:p>2023102700610001030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8" office:value-type="string" calcext:value-type="string">
            <text:p>CD_ATENDIMENTO (PK)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D_PESSOA (PK)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CD_AGENDAMENTO_STATUS</text:p>
          </table:table-cell>
          <table:table-cell table:style-name="ce11" office:value-type="string" calcext:value-type="string">
            <text:p>1 - (1) Agendado, (2) Atendido, (3) Cancelado-SESMT, (4) Cancelado-Pacient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AGENDAMENTO_TIPO</text:p>
          </table:table-cell>
          <table:table-cell table:style-name="ce11" office:value-type="string" calcext:value-type="string">
            <text:p>1 - (1) Interno, (2) Extern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ATENDIMENTO_TIPO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9" office:value-type="string" calcext:value-type="string">
            <text:p>CD_AGENDA_HORARIO_MEDICO (PK)</text:p>
          </table:table-cell>
          <table:table-cell table:style-name="ce9" office:value-type="string" calcext:value-type="string">
            <text:p>2023102700610001030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7" office:value-type="string" calcext:value-type="string" table:number-columns-spanned="2" table:number-rows-spanned="1">
            <text:p>SMT_AGENDA_DATA_MEDICO</text:p>
          </table:table-cell>
          <table:covered-table-cell table:style-name="ce11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DATA_MEDICO (PK)</text:p>
          </table:table-cell>
          <table:table-cell table:style-name="ce14" office:value-type="string" calcext:value-type="string">
            <text:p>2023102300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D_PESSOA_MEDICO (PK)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T_DATA_AGENDA</text:p>
          </table:table-cell>
          <table:table-cell table:style-name="ce16" office:value-type="date" office:date-value="2023-10-23" calcext:value-type="date">
            <text:p>23/10/23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DATA_MEDICO (PK)</text:p>
          </table:table-cell>
          <table:table-cell table:style-name="ce14" office:value-type="string" calcext:value-type="string">
            <text:p>2023102500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D_PESSOA_MEDICO (PK)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T_DATA_AGENDA</text:p>
          </table:table-cell>
          <table:table-cell table:style-name="ce16" office:value-type="date" office:date-value="2023-10-25" calcext:value-type="date">
            <text:p>25/10/23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DATA_MEDICO (PK)</text:p>
          </table:table-cell>
          <table:table-cell table:style-name="ce14" office:value-type="string" calcext:value-type="string">
            <text:p>2023102700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D_PESSOA_MEDICO (PK)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T_DATA_AGENDA</text:p>
          </table:table-cell>
          <table:table-cell table:style-name="ce16" office:value-type="date" office:date-value="2023-10-27" calcext:value-type="date">
            <text:p>27/10/23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/>
          <table:table-cell table:number-columns-repeated="1022"/>
        </table:table-row>
        <table:table-row table:style-name="ro1">
          <table:table-cell table:style-name="ce6" office:value-type="string" calcext:value-type="string">
            <text:p>CD_AGENDA_DATA_MEDICO (PK)</text:p>
          </table:table-cell>
          <table:table-cell table:style-name="ce9" office:value-type="string" calcext:value-type="string">
            <text:p>2023102300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D_PESSOA_MEDICO (PK)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T_DATA_AGENDA</text:p>
          </table:table-cell>
          <table:table-cell table:style-name="ce16" office:value-type="date" office:date-value="2023-10-23" calcext:value-type="date">
            <text:p>23/10/23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/>
          <table:table-cell table:number-columns-repeated="1022"/>
        </table:table-row>
        <table:table-row table:style-name="ro1">
          <table:table-cell table:style-name="ce6" office:value-type="string" calcext:value-type="string">
            <text:p>CD_AGENDA_DATA_MEDICO (PK)</text:p>
          </table:table-cell>
          <table:table-cell table:style-name="ce9" office:value-type="string" calcext:value-type="string">
            <text:p>2023102700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D_PESSOA_MEDICO (PK)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T_DATA_AGENDA</text:p>
          </table:table-cell>
          <table:table-cell table:style-name="ce16" office:value-type="date" office:date-value="2023-10-27" calcext:value-type="date">
            <text:p>27/10/23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6"/>
          <table:table-cell table:number-columns-repeated="1022"/>
        </table:table-row>
        <table:table-row table:style-name="ro1">
          <table:table-cell table:style-name="ce7" office:value-type="string" calcext:value-type="string" table:number-columns-spanned="2" table:number-rows-spanned="1">
            <text:p>SMT_AGENDA_HORÁRIO_MEDICO</text:p>
          </table:table-cell>
          <table:covered-table-cell table:style-name="ce11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3005080008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DATA_MEDICO (FK)</text:p>
          </table:table-cell>
          <table:table-cell table:style-name="ce14" office:value-type="string" calcext:value-type="string">
            <text:p>20231023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08H00M00S" calcext:value-type="time">
            <text:p>08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08H30M00S" calcext:value-type="time">
            <text:p>08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0 - (0) – Livre, (1) – Agendado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3005090009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DATA_MEDICO (FK)</text:p>
          </table:table-cell>
          <table:table-cell table:style-name="ce14" office:value-type="string" calcext:value-type="string">
            <text:p>20231023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09H00M00S" calcext:value-type="time">
            <text:p>09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09H30M00S" calcext:value-type="time">
            <text:p>09:30: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– Livre, (1) – Agendado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3005100010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DATA_MEDICO (FK)</text:p>
          </table:table-cell>
          <table:table-cell table:style-name="ce14" office:value-type="string" calcext:value-type="string">
            <text:p>20231023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10H00M00S" calcext:value-type="time">
            <text:p>10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10H30M00S" calcext:value-type="time">
            <text:p>10:30: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– Livre, (1) – Agendado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1"/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5005090009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DATA_MEDICO (PK)</text:p>
          </table:table-cell>
          <table:table-cell table:style-name="ce14" office:value-type="float" office:value="20231025005" calcext:value-type="float">
            <text:p>20231025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09H00M00S" calcext:value-type="time">
            <text:p>09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09H30M00S" calcext:value-type="time">
            <text:p>09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0 - (0) – Livre, (1) – Agendado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5005100010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DATA_MEDICO (PK)</text:p>
          </table:table-cell>
          <table:table-cell table:style-name="ce14" office:value-type="float" office:value="20231025005" calcext:value-type="float">
            <text:p>2023102500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10H00M00S" calcext:value-type="time">
            <text:p>10:00: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10H30M00S" calcext:value-type="time">
            <text:p>10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– Livre, (1) – Agendado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5005130013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DATA_MEDICO (PK)</text:p>
          </table:table-cell>
          <table:table-cell table:style-name="ce14" office:value-type="float" office:value="20231025005" calcext:value-type="float">
            <text:p>2023102500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13H00M00S" calcext:value-type="time">
            <text:p>13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13H30M00S" calcext:value-type="time">
            <text:p>13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– Livre, (1) – Agendado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7005130013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DATA_MEDICO (PK)</text:p>
          </table:table-cell>
          <table:table-cell table:style-name="ce14" office:value-type="float" office:value="20231027005" calcext:value-type="float">
            <text:p>20231027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13H00M00S" calcext:value-type="time">
            <text:p>13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13H30M00S" calcext:value-type="time">
            <text:p>13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0 - (0) – Livre, (1) – Agendado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7005140014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DATA_MEDICO (PK)</text:p>
          </table:table-cell>
          <table:table-cell table:style-name="ce14" office:value-type="float" office:value="20231027005" calcext:value-type="float">
            <text:p>20231027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14H00M00S" calcext:value-type="time">
            <text:p>14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14H30M00S" calcext:value-type="time">
            <text:p>14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– Livre, (1) – Agendado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HORARIO_MEDICO (PK)</text:p>
          </table:table-cell>
          <table:table-cell table:style-name="ce14" office:value-type="string" calcext:value-type="string">
            <text:p>20231027005150015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D_AGENDA_DATA_MEDICO (PK)</text:p>
          </table:table-cell>
          <table:table-cell table:style-name="ce14" office:value-type="float" office:value="20231027005" calcext:value-type="float">
            <text:p>2023102700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15H00M00S" calcext:value-type="time">
            <text:p>15:0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15H30M00S" calcext:value-type="time">
            <text:p>15:30: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– Livre, (1) – Agenda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D_AGENDA_HORARIO_MEDICO (PK)</text:p>
          </table:table-cell>
          <table:table-cell table:style-name="ce9" office:value-type="string" calcext:value-type="string">
            <text:p>202310230060800083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D_AGENDA_DATA_MEDICO (FK)</text:p>
          </table:table-cell>
          <table:table-cell table:style-name="ce9" office:value-type="string" calcext:value-type="string">
            <text:p>2023102300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08H00M00S" calcext:value-type="time">
            <text:p>08:00: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08H30M00S" calcext:value-type="time">
            <text:p>08:30: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0 - (0) – Livre, (1) – Agendado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6" office:value-type="string" calcext:value-type="string">
            <text:p>CD_AGENDA_HORARIO_MEDICO (PK)</text:p>
          </table:table-cell>
          <table:table-cell table:style-name="ce9" office:value-type="string" calcext:value-type="string">
            <text:p>202310230061600163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D_AGENDA_DATA_MEDICO (FK)</text:p>
          </table:table-cell>
          <table:table-cell table:style-name="ce9" office:value-type="string" calcext:value-type="string">
            <text:p>2023102300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16H00M00S" calcext:value-type="time">
            <text:p>16:00: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16H30M00S" calcext:value-type="time">
            <text:p>16:30: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– Livre, (1) – Agenda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D_AGENDA_HORARIO_MEDICO (PK)</text:p>
          </table:table-cell>
          <table:table-cell table:style-name="ce9" office:value-type="string" calcext:value-type="string">
            <text:p>202310270060800093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D_AGENDA_DATA_MEDICO (PK)</text:p>
          </table:table-cell>
          <table:table-cell table:style-name="ce9" office:value-type="string" calcext:value-type="string">
            <text:p>2023102700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08H00M00S" calcext:value-type="time">
            <text:p>08:00: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08H30M00S" calcext:value-type="time">
            <text:p>08:30: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0 - (0) – Livre, (1) – Agendado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6" office:value-type="string" calcext:value-type="string">
            <text:p>CD_AGENDA_HORARIO_MEDICO (PK)</text:p>
          </table:table-cell>
          <table:table-cell table:style-name="ce9" office:value-type="string" calcext:value-type="string">
            <text:p>202310270060900093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D_AGENDA_DATA_MEDICO (PK)</text:p>
          </table:table-cell>
          <table:table-cell table:style-name="ce9" office:value-type="string" calcext:value-type="string">
            <text:p>2023102700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09H00M00S" calcext:value-type="time">
            <text:p>09:00: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09H30M00S" calcext:value-type="time">
            <text:p>09:30: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– Livre, (1) – Agendado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3"/>
          <table:table-cell table:number-columns-repeated="1022"/>
        </table:table-row>
        <table:table-row table:style-name="ro1">
          <table:table-cell table:style-name="ce6" office:value-type="string" calcext:value-type="string">
            <text:p>CD_AGENDA_HORARIO_MEDICO (PK)</text:p>
          </table:table-cell>
          <table:table-cell table:style-name="ce9" office:value-type="string" calcext:value-type="string">
            <text:p>202310270061000103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D_AGENDA_DATA_MEDICO (PK)</text:p>
          </table:table-cell>
          <table:table-cell table:style-name="ce9" office:value-type="string" calcext:value-type="string">
            <text:p>2023102700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HORARIO_INICIAL</text:p>
          </table:table-cell>
          <table:table-cell table:style-name="ce17" office:value-type="time" office:time-value="PT10H00M00S" calcext:value-type="time">
            <text:p>10:00: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_HORARIO_FINAL</text:p>
          </table:table-cell>
          <table:table-cell table:style-name="ce17" office:value-type="time" office:time-value="PT10H30M00S" calcext:value-type="time">
            <text:p>10:30: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_STATUS</text:p>
          </table:table-cell>
          <table:table-cell table:style-name="ce11" office:value-type="string" calcext:value-type="string">
            <text:p>1 - (0) – Livre, (1) – Agendado</text:p>
          </table:table-cell>
          <table:table-cell table:number-columns-repeated="1022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cm" fo:margin-bottom="1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6T12:20:39.314098616</meta:creation-date>
    <dc:date>2023-10-17T17:06:26.496892612</dc:date>
    <meta:editing-duration>PT1H13M33S</meta:editing-duration>
    <meta:editing-cycles>12</meta:editing-cycles>
    <meta:generator>LibreOffice/6.4.7.2$Linux_X86_64 LibreOffice_project/40$Build-2</meta:generator>
    <meta:print-date>2023-10-17T16:43:09.490586330</meta:print-date>
    <meta:document-statistic meta:table-count="1" meta:cell-count="390" meta:object-count="0"/>
  </office:meta>
</office:document-meta>
</file>